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Cantarell"/>
    </style:style>
    <style:style style:name="P2" style:family="paragraph">
      <loext:graphic-properties draw:fill-color="#ffffff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20pt" style:font-size-asian="20pt" style:font-size-complex="20pt"/>
    </style:style>
    <style:style style:name="T3" style:family="text">
      <style:text-properties style:font-name="Cantarell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Team 7</text:span></text:p>
            <text:p><text:span text:style-name="T2">~ Alexis Engelke, Johannes Fischer, Ralph Schaumann &amp; Saurabh Nawalgaria ~</text:span></text:p>
            <text:p><text:span text:style-name="T2"/></text:p>
            <text:p><text:span text:style-name="T3">Presents:</text:span></text:p>
            <text:p><text:span text:style-name="T3"/></text:p>
            <text:p><text:span text:style-name="T3">The SecureBank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stomer / employee registration</text:p>
                <text:list>
                  <text:list-item>
                    <text:p>Registration has to be approved, TANs sent on approval</text:p>
                  </text:list-item>
                </text:list>
              </text:list-item>
              <text:list-item>
                <text:p>Login and Logout</text:p>
              </text:list-item>
              <text:list-item>
                <text:p>Customer / employee can view account details</text:p>
              </text:list-item>
              <text:list-item>
                <text:p>Customer / employee can view transaction history and export this as PDF</text:p>
              </text:list-item>
              <text:list-item>
                <text:p>Customer money transfer via HTML form or uploaded transaction file</text:p>
                <text:list>
                  <text:list-item>
                    <text:p>Transactions &gt; 10,000 € have to be approved</text:p>
                  </text:list-item>
                  <text:list-item>
                    <text:p>Batch processing suppor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 Ta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exis Engelke</text:p>
                <text:list>
                  <text:list-item>
                    <text:p>Basic Site Structure: 2 hours</text:p>
                  </text:list-item>
                  <text:list-item>
                    <text:p>Database driver: 2 hours</text:p>
                  </text:list-item>
                  <text:list-item>
                    <text:p>Database tables: 1.5 hour</text:p>
                  </text:list-item>
                  <text:list-item>
                    <text:p>Login: 2 hours</text:p>
                  </text:list-item>
                  <text:list-item>
                    <text:p>Design updates: 1 hour</text:p>
                  </text:list-item>
                  <text:list-item>
                    <text:p>MySQL-C-API: 2 hours</text:p>
                  </text:list-item>
                  <text:list-item>
                    <text:p>Batch processing: 2 hours</text:p>
                  </text:list-item>
                  <text:list-item>
                    <text:p>TAN generation: 2 hours</text:p>
                  </text:list-item>
                  <text:list-item>
                    <text:p>Registration approval UI: 1 hour</text:p>
                  </text:list-item>
                  <text:list-item>
                    <text:p>Binding C parser to PHP application: 2 hours</text:p>
                  </text:list-item>
                  <text:list-item>
                    <text:p>Testing: 1 h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 Ta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hannes Fischer</text:p>
                <text:list>
                  <text:list-item>
                    <text:p>Pagebuilder: 13 hours</text:p>
                  </text:list-item>
                  <text:list-item>
                    <text:p>PDF export: 11 hours</text:p>
                  </text:list-item>
                  <text:list-item>
                    <text:p>Misc. bugfixes, small improvements &amp; testing: 12 ho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 Ta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lph Schaumann</text:p>
                <text:list>
                  <text:list-item>
                    <text:p>C parser</text:p>
                  </text:list-item>
                  <text:list-item>
                    <text:p>Mail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 Ta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urabh Nawalgaria</text:p>
                <text:list>
                  <text:list-item>
                    <text:p>Transaction perfoming in 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ntarell"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ntarell"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Slide </text:span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17:49:16.219148967</meta:creation-date>
    <dc:date>2015-11-02T16:34:01.062065786</dc:date>
    <meta:editing-duration>PT24M33S</meta:editing-duration>
    <meta:editing-cycles>4</meta:editing-cycles>
    <meta:generator>LibreOffice/4.4.5.2$Linux_X86_64 LibreOffice_project/40$Build-2</meta:generator>
    <meta:document-statistic meta:object-count="43"/>
  </office:meta>
</office:document-meta>
</file>